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1.973cm" fo:min-width="4.58cm"/>
      <style:paragraph-properties style:writing-mode="lr-tb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0.386cm" fo:min-width="2.808cm"/>
    </style:style>
    <style:style style:name="P1" style:family="paragraph"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223cm" svg:x="7.667cm" svg:y="3.222cm">
          <text:p text:style-name="P1">RD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223cm" svg:x="3.222cm" svg:y="9.254cm">
          <text:p text:style-name="P1">DataFr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223cm" svg:x="12.747cm" svg:y="9.254cm">
          <text:p text:style-name="P1">Datase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8cm" svg:height="1.27cm" draw:transform="rotate (0.994837673636768) translate (6.397cm 8.58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4.128cm" svg:height="1.27cm" draw:transform="rotate (2.16420827247297) translate (13.15cm 9.25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4.128cm" svg:height="1.27cm" svg:x="8.619cm" svg:y="9.5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5T22:30:57.959170523</meta:creation-date>
    <dc:date>2021-01-25T22:32:58.385540490</dc:date>
    <meta:editing-duration>PT2M</meta:editing-duration>
    <meta:editing-cycles>1</meta:editing-cycles>
    <meta:document-statistic meta:object-count="6"/>
    <meta:generator>LibreOffice/7.0.3.1$Linux_X86_64 LibreOffice_project/00$Build-1</meta:generator>
  </office:meta>
</office:document-meta>
</file>